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SAMU</text:p>
          </table:table-cell>
          <table:table-cell office:value-type="string">
            <text:p>SMUR</text:p>
          </table:table-cell>
          <table:table-cell office:value-type="string">
            <text:p>Fonction</text:p>
          </table:table-cell>
          <table:table-cell office:value-type="string">
            <text:p>F2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pourcent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autre_diplo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rg en Bresse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jamais</text:p>
          </table:table-cell>
          <table:table-cell office:value-type="string">
            <text:p>rarem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ICE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HARLEVILLE-MERIERE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souvent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URILLAC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A ROCHELLE</text:p>
          </table:table-cell>
          <table:table-cell office:value-type="string">
            <text:p>CST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rarem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OURGES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ourge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REST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QUIMPER</text:p>
          </table:table-cell>
          <table:table-cell office:value-type="string">
            <text:p>CST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rarement</text:p>
          </table:table-cell>
          <table:table-cell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NIMES</text:p>
          </table:table-cell>
          <table:table-cell office:value-type="string">
            <text:p>I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NIME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ONTPELLIER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ONTPELLIER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RENOBLE</text:p>
          </table:table-cell>
          <table:table-cell office:value-type="string">
            <text:p>CST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rarement</text:p>
          </table:table-cell>
          <table:table-cell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ONT-DE-MARSAN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jama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string">
            <text:p>42A</text:p>
          </table:table-cell>
          <table:table-cell office:value-type="string">
            <text:p>SAINT-ETIENNE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RLEAN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ORLEANS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99">
            <text:p>99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NGER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jamais</text:p>
          </table:table-cell>
          <table:table-cell office:value-type="string">
            <text:p>rarem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AUMONT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3"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VANNE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ETZ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RRAS</text:p>
          </table:table-cell>
          <table:table-cell office:value-type="string">
            <text:p>IDE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office:value-type="string">
            <text:p>rarement</text:p>
          </table:table-cell>
          <table:table-cell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RRA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40">
            <text:p>40</text:p>
          </table:table-cell>
          <table:table-cell office:value-type="string">
            <text:p>jamais</text:p>
          </table:table-cell>
          <table:table-cell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ARBES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STRASBOURG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HAGUENAU</text:p>
          </table:table-cell>
          <table:table-cell office:value-type="string">
            <text:p>I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65">
            <text:p>65</text:p>
          </table:table-cell>
          <table:table-cell office:value-type="string">
            <text:p>rarement</text:p>
          </table:table-cell>
          <table:table-cell office:value-type="string">
            <text:p>parfois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SELESTAT</text:p>
          </table:table-cell>
          <table:table-cell office:value-type="string">
            <text:p>IDE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jama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LHOUSE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non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rarem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 office:value-type="string">
            <text:p>SP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LYON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3">
            <text:p>13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VESOUL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table:number-columns-repeated="2"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CHALONS-SUR-SAONE</text:p>
          </table:table-cell>
          <table:table-cell office:value-type="string">
            <text:p>CST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float" office:value="60">
            <text:p>60</text:p>
          </table:table-cell>
          <table:table-cell office:value-type="string">
            <text:p>jama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CHAMBERY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90">
            <text:p>90</text:p>
          </table:table-cell>
          <table:table-cell office:value-type="string">
            <text:p>jama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ITIE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ECKER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rarement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NIORT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NIORT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souvent</text:p>
          </table:table-cell>
          <table:table-cell office:value-type="string">
            <text:p>rarement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NIORT</text:p>
          </table:table-cell>
          <table:table-cell office:value-type="string">
            <text:p>ADE</text:p>
          </table:table-cell>
          <table:table-cell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float" office:value="90">
            <text:p>9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NIORT</text:p>
          </table:table-cell>
          <table:table-cell office:value-type="string">
            <text:p>ADE</text:p>
          </table:table-cell>
          <table:table-cell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NA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MIEN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ALBI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VIGNON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OITIERS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75">
            <text:p>75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LIMOGES</text:p>
          </table:table-cell>
          <table:table-cell office:value-type="string">
            <text:p>CST</text:p>
          </table:table-cell>
          <table:table-cell office:value-type="string">
            <text:p>IADE</text:p>
          </table:table-cell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jamais</text:p>
          </table:table-cell>
          <table:table-cell office:value-type="string">
            <text:p>NA</text:p>
          </table:table-cell>
          <table:table-cell office:value-type="string">
            <text:p>jamais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ELFORT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ELFORT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GARCHES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AUJON</text:p>
          </table:table-cell>
          <table:table-cell office:value-type="string">
            <text:p>ADE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parfois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HENRI MONDOR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rarement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VILLENEUVE SAINT-GEORGES</text:p>
          </table:table-cell>
          <table:table-cell office:value-type="string">
            <text:p>MED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souvent</text:p>
          </table:table-cell>
          <table:table-cell office:value-type="string">
            <text:p>protocole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PONTOISE</text:p>
          </table:table-cell>
          <table:table-cell office:value-type="string">
            <text:p>MED</text:p>
          </table:table-cell>
          <table:table-cell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NA</text:p>
          </table:table-cell>
          <table:table-cell office:value-type="string">
            <text:p>rarement</text:p>
          </table:table-cell>
          <table:table-cell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CAYENNE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souvent</text:p>
          </table:table-cell>
          <table:table-cell office:value-type="string">
            <text:p>jamais</text:p>
          </table:table-cell>
          <table:table-cell office:value-type="string">
            <text:p>FI</text:p>
          </table:table-cell>
          <table:table-cell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LA REUNION</text:p>
          </table:table-cell>
          <table:table-cell office:value-type="string">
            <text:p>CST</text:p>
          </table:table-cell>
          <table:table-cell/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souvent</text:p>
          </table:table-cell>
          <table:table-cell office:value-type="string">
            <text:p>parfois</text:p>
          </table:table-cell>
          <table:table-cell office:value-type="string">
            <text:p>autre</text:p>
          </table:table-cell>
          <table:table-cell/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TAAONE PIRAE</text:p>
          </table:table-cell>
          <table:table-cell office:value-type="string">
            <text:p>MED</text:p>
          </table:table-cell>
          <table:table-cell office:value-type="string">
            <text:p>CS</text:p>
          </table:table-cell>
          <table:table-cell table:number-columns-repeated="2" office:value-type="string">
            <text:p>oui</text:p>
          </table:table-cell>
          <table:table-cell office:value-type="float" office:value="100">
            <text:p>100</text:p>
          </table:table-cell>
          <table:table-cell office:value-type="string">
            <text:p>jamais</text:p>
          </table:table-cell>
          <table:table-cell office:value-type="string">
            <text:p>rarement</text:p>
          </table:table-cell>
          <table:table-cell office:value-type="string">
            <text:p>jamais</text:p>
          </table:table-cell>
          <table:table-cell office:value-type="string">
            <text:p>non</text:p>
          </table:table-cell>
          <table:table-cell/>
        </table:table-row>
        <table:table-row table:style-name="ro2" table:number-rows-repeated="104852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3-09-26T19:30:39</meta:creation-date>
    <dc:date>2013-09-26T21:28:38</dc:date>
    <dc:creator>JCB </dc:creator>
    <meta:editing-duration>PT1H45M34S</meta:editing-duration>
    <meta:editing-cycles>10</meta:editing-cycles>
    <meta:generator>LibreOffice/3.5$Linux_X86_64 LibreOffice_project/350m1$Build-2</meta:generator>
    <meta:document-statistic meta:table-count="3" meta:cell-count="569" meta:object-count="0"/>
  </office:meta>
</office:document-meta>
</file>